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724e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officeooo:rsid="002bcb92"/>
    </style:style>
    <style:style style:name="T14" style:family="text">
      <style:text-properties officeooo:rsid="002041cb"/>
    </style:style>
    <style:style style:name="T15" style:family="text">
      <style:text-properties fo:font-weight="normal" officeooo:rsid="001f979d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officeooo:rsid="00363d63"/>
    </style:style>
    <style:style style:name="T18" style:family="text">
      <style:text-properties officeooo:rsid="003724e8"/>
    </style:style>
    <style:style style:name="T19" style:family="text">
      <style:text-properties officeooo:rsid="00390e7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7"><text:span text:style-name="T16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21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24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6" office:value-type="string">
            <text:p text:style-name="P17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8">Prénom</text:p>
          </table:table-cell>
          <table:table-cell table:style-name="Tableau1.I3" table:number-columns-spanned="4" office:value-type="string">
            <text:p text:style-name="P17">{firstname}</text:p>
          </table:table-cell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4" table:number-columns-spanned="7" office:value-type="string">
            <text:p text:style-name="P9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9"><text:span text:style-name="Police_20_par_20_défaut"><text:span text:style-name="T15">{phone_number}</text:span></text:span></text:p>
          </table:table-cell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5">
          <table:table-cell table:style-name="Tableau1.A2" table:number-columns-spanned="12" office:value-type="string">
            <text:p text:style-name="P19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8" table:number-columns-spanned="4" office:value-type="string">
            <text:p text:style-name="P6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8" table:number-columns-spanned="4" office:value-type="string">
            <text:p text:style-name="P6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8" table:number-columns-spanned="4" office:value-type="string">
            <text:p text:style-name="P6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9">
          <table:table-cell table:style-name="Tableau1.A2" table:number-columns-spanned="12" office:value-type="string">
            <text:p text:style-name="P18"><text:span text:style-name="T18">Suivi, responsable et </text:span><text:span text:style-name="T19">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9">
          <table:table-cell table:style-name="Tableau1.A10" table:number-columns-spanned="3" office:value-type="string">
            <text:p text:style-name="P29">Progression</text:p>
          </table:table-cell>
          <table:covered-table-cell/>
          <table:covered-table-cell/>
          <table:table-cell table:style-name="Tableau1.D10" table:number-columns-spanned="3" office:value-type="string">
            <text:p text:style-name="P25">{progress}</text:p>
          </table:table-cell>
          <table:covered-table-cell/>
          <table:covered-table-cell/>
          <table:table-cell table:style-name="Tableau1.G10" table:number-columns-spanned="4" office:value-type="string">
            <text:p text:style-name="P13">Date <text:span text:style-name="T18">clo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4">{declaration_date}</text:p>
          </table:table-cell>
          <table:covered-table-cell/>
          <table:covered-table-cell table:style-name="Tableau1.M1"/>
        </table:table-row>
        <table:table-row table:style-name="Tableau1.11">
          <table:table-cell table:style-name="Tableau1.A11" table:number-columns-spanned="2" office:value-type="string">
            <text:p text:style-name="P10">Assigné</text:p>
          </table:table-cell>
          <table:covered-table-cell/>
          <table:table-cell table:style-name="Tableau1.C11" table:number-columns-spanned="7" office:value-type="string">
            <text:p text:style-name="P30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11">État</text:p>
          </table:table-cell>
          <table:covered-table-cell/>
          <table:table-cell table:style-name="Tableau1.L11" office:value-type="string">
            <text:p text:style-name="P22">{status}</text:p>
          </table:table-cell>
          <table:covered-table-cell table:style-name="Tableau1.M1"/>
        </table:table-row>
        <table:table-row table:style-name="Tableau1.11">
          <table:table-cell table:style-name="Tableau1.A12" table:number-columns-spanned="5" office:value-type="string">
            <text:p text:style-name="P16">Contacts/<text:span text:style-name="T17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26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</table:table>
      <text:p text:style-name="P12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1538707874768">
          <table:table-cell table:style-name="Informationticket.A1" office:value-type="string">
            <text:p text:style-name="P14">Titre du message</text:p>
          </table:table-cell>
          <table:table-cell table:style-name="Informationticket.B1" office:value-type="string">
            <text:p text:style-name="P27">{subject}</text:p>
          </table:table-cell>
        </table:table-row>
        <table:table-row table:style-name="TableLine1538707882832">
          <table:table-cell table:style-name="Informationticket.A2" office:value-type="string">
            <text:p text:style-name="P14">Message</text:p>
          </table:table-cell>
          <table:table-cell table:style-name="Informationticket.B2" office:value-type="string">
            <text:p text:style-name="P23">{message}</text:p>
          </table:table-cell>
        </table:table-row>
        <table:table-row table:style-name="TableLine1538707872176">
          <table:table-cell table:style-name="Informationticket.A2" office:value-type="string">
            <text:p text:style-name="P15">Tags/catégories</text:p>
          </table:table-cell>
          <table:table-cell table:style-name="Informationticket.B3" office:value-type="string">
            <text:p text:style-name="P20">{categories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T13" style:family="text">
      <style:text-properties officeooo:rsid="002bcb92"/>
    </style:style>
    <style:style style:name="MT14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2">Date de l’exportation de ce <text:span text:style-name="MT13">ticket</text:span>: <text:span text:style-name="MT14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Perrine DURAND SAINT-OMER</meta:initial-creator>
    <meta:creation-date>2022-04-21T12:38:00Z</meta:creation-date>
    <dc:date>2022-05-18T15:12:52.357000000</dc:date>
    <meta:editing-cycles>26</meta:editing-cycles>
    <meta:editing-duration>PT1H33M20S</meta:editing-duration>
    <meta:document-statistic meta:table-count="2" meta:image-count="1" meta:object-count="0" meta:page-count="1" meta:paragraph-count="37" meta:word-count="61" meta:character-count="531" meta:non-whitespace-character-count="5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